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808080" draw:marker-start-width="0.242cm" draw:marker-end-width="0.242cm" draw:fill-color="#000000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999999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-color="#ffffff" draw:textarea-vertical-align="middle"/>
    </style:style>
    <style:style style:name="gr6" style:family="graphic" style:parent-style-name="standard">
      <style:graphic-properties svg:stroke-color="#ffffff" draw:fill-color="#ffffff" draw:textarea-vertical-align="middle"/>
    </style:style>
    <style:style style:name="gr7" style:family="graphic" style:parent-style-name="standard">
      <style:graphic-properties draw:stroke="solid" draw:stroke-dash="_32__20_Dots_20_1_20_Dash" svg:stroke-width="0.028cm" svg:stroke-color="#808080" draw:marker-start="" draw:marker-start-width="0.242cm" draw:marker-end-width="0.242cm" draw:stroke-linejoin="round" svg:stroke-linecap="round" draw:fill-color="#808080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paragraph-properties fo:text-align="center"/>
      <style:text-properties fo:color="#ffffff" fo:font-size="10pt"/>
    </style:style>
    <style:style style:name="P4" style:family="paragraph">
      <style:paragraph-properties fo:text-align="center"/>
      <style:text-properties fo:font-size="10pt" fo:font-weight="bold"/>
    </style:style>
    <style:style style:name="P5" style:family="paragraph">
      <style:paragraph-properties fo:text-align="center"/>
      <style:text-properties fo:color="#ffffff" fo:font-size="29.7000007629394pt"/>
    </style:style>
    <style:style style:name="T1" style:family="text">
      <style:text-properties fo:font-size="10pt"/>
    </style:style>
    <style:style style:name="T2" style:family="text">
      <style:text-properties fo:color="#ffffff" fo:font-size="10pt"/>
    </style:style>
    <style:style style:name="T3" style:family="text">
      <style:text-properties fo:font-size="10pt" fo:font-weight="bold"/>
    </style:style>
    <style:style style:name="T4" style:family="text">
      <style:text-properties fo:color="#ffffff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1cm" svg:height="1cm" svg:x="0.5cm" svg:y="1cm">
          <text:p text:style-name="P1"><text:span text:style-name="T1">Ecke</text:span></text:p>
        </draw:rect>
        <draw:rect draw:style-name="gr2" draw:text-style-name="P3" draw:layer="layout" svg:width="1cm" svg:height="1cm" svg:x="1.5cm" svg:y="2cm">
          <text:p text:style-name="P1"><text:span text:style-name="T2">Mitte</text:span></text:p>
        </draw:rect>
        <draw:rect draw:style-name="gr3" draw:text-style-name="P2" draw:layer="layout" svg:width="1cm" svg:height="1cm" svg:x="0.5cm" svg:y="2cm">
          <text:p text:style-name="P1"><text:span text:style-name="T1">Rand</text:span></text:p>
        </draw:rect>
        <draw:rect draw:style-name="gr2" draw:text-style-name="P3" draw:layer="layout" svg:width="1cm" svg:height="1cm" svg:x="2.5cm" svg:y="2cm">
          <text:p text:style-name="P1"><text:span text:style-name="T2">Mitte</text:span></text:p>
        </draw:rect>
        <draw:rect draw:style-name="gr2" draw:text-style-name="P3" draw:layer="layout" svg:width="1cm" svg:height="1cm" svg:x="1.5cm" svg:y="3cm">
          <text:p text:style-name="P1"><text:span text:style-name="T2">Mitte</text:span></text:p>
        </draw:rect>
        <draw:rect draw:style-name="gr2" draw:text-style-name="P3" draw:layer="layout" svg:width="1cm" svg:height="1cm" svg:x="2.5cm" svg:y="3cm">
          <text:p text:style-name="P1"><text:span text:style-name="T2">Mitte</text:span></text:p>
        </draw:rect>
        <draw:rect draw:style-name="gr3" draw:text-style-name="P2" draw:layer="layout" svg:width="1cm" svg:height="1cm" svg:x="0.5cm" svg:y="3cm">
          <text:p text:style-name="P1"><text:span text:style-name="T1">Rand</text:span></text:p>
        </draw:rect>
        <draw:rect draw:style-name="gr3" draw:text-style-name="P2" draw:layer="layout" svg:width="1cm" svg:height="1cm" svg:x="1.5cm" svg:y="1cm">
          <text:p text:style-name="P1"><text:span text:style-name="T1">Rand</text:span></text:p>
        </draw:rect>
        <draw:rect draw:style-name="gr3" draw:text-style-name="P2" draw:layer="layout" svg:width="1cm" svg:height="1cm" svg:x="2.5cm" svg:y="1cm">
          <text:p text:style-name="P1"><text:span text:style-name="T1">Rand</text:span></text:p>
        </draw:rect>
        <draw:rect draw:style-name="gr3" draw:text-style-name="P2" draw:layer="layout" svg:width="1cm" svg:height="1cm" svg:x="3.5cm" svg:y="2cm">
          <text:p text:style-name="P1"><text:span text:style-name="T1">Rand</text:span></text:p>
        </draw:rect>
        <draw:rect draw:style-name="gr3" draw:text-style-name="P2" draw:layer="layout" svg:width="1cm" svg:height="1cm" svg:x="3.5cm" svg:y="3cm">
          <text:p text:style-name="P1"><text:span text:style-name="T1">Rand</text:span></text:p>
        </draw:rect>
        <draw:rect draw:style-name="gr3" draw:text-style-name="P2" draw:layer="layout" svg:width="1cm" svg:height="1cm" svg:x="2.5cm" svg:y="4cm">
          <text:p text:style-name="P1"><text:span text:style-name="T1">Rand</text:span></text:p>
        </draw:rect>
        <draw:rect draw:style-name="gr3" draw:text-style-name="P2" draw:layer="layout" svg:width="1cm" svg:height="1cm" svg:x="1.5cm" svg:y="4cm">
          <text:p text:style-name="P1"><text:span text:style-name="T1">Rand</text:span></text:p>
        </draw:rect>
        <draw:rect draw:style-name="gr1" draw:text-style-name="P2" draw:layer="layout" svg:width="1cm" svg:height="1cm" svg:x="3.5cm" svg:y="1cm">
          <text:p text:style-name="P1"><text:span text:style-name="T1">Ecke</text:span></text:p>
        </draw:rect>
        <draw:rect draw:style-name="gr1" draw:text-style-name="P2" draw:layer="layout" svg:width="1cm" svg:height="1cm" svg:x="0.5cm" svg:y="4cm">
          <text:p text:style-name="P1"><text:span text:style-name="T1">Ecke</text:span></text:p>
        </draw:rect>
        <draw:rect draw:style-name="gr1" draw:text-style-name="P2" draw:layer="layout" svg:width="1cm" svg:height="1cm" svg:x="0.5cm" svg:y="1cm">
          <text:p text:style-name="P1"><text:span text:style-name="T1">Ecke</text:span></text:p>
        </draw:rect>
        <draw:rect draw:style-name="gr1" draw:text-style-name="P2" draw:layer="layout" svg:width="1cm" svg:height="1cm" svg:x="3.5cm" svg:y="4cm">
          <text:p text:style-name="P1"><text:span text:style-name="T1">Ecke</text:span></text:p>
        </draw:rect>
        <draw:rect draw:style-name="gr2" draw:text-style-name="P3" draw:layer="layout" svg:width="1cm" svg:height="1cm" svg:x="6.5cm" svg:y="4cm">
          <text:p text:style-name="P1"><text:span text:style-name="T2">Mitte</text:span></text:p>
        </draw:rect>
        <draw:rect draw:style-name="gr3" draw:text-style-name="P2" draw:layer="layout" svg:width="1cm" svg:height="1cm" svg:x="5.5cm" svg:y="4cm">
          <text:p text:style-name="P1"><text:span text:style-name="T1">Rand</text:span></text:p>
        </draw:rect>
        <draw:rect draw:style-name="gr3" draw:text-style-name="P2" draw:layer="layout" svg:width="1cm" svg:height="1cm" svg:x="6.5cm" svg:y="5cm">
          <text:p text:style-name="P1"><text:span text:style-name="T1">Rand</text:span></text:p>
        </draw:rect>
        <draw:rect draw:style-name="gr1" draw:text-style-name="P2" draw:layer="layout" svg:width="1cm" svg:height="1cm" svg:x="5.5cm" svg:y="5cm">
          <text:p text:style-name="P1"><text:span text:style-name="T1">Ecke</text:span></text:p>
        </draw:rect>
        <draw:rect draw:style-name="gr2" draw:text-style-name="P3" draw:layer="layout" svg:width="1cm" svg:height="1cm" svg:x="9.5cm" svg:y="4cm">
          <text:p text:style-name="P1"><text:span text:style-name="T2">Mitte</text:span></text:p>
        </draw:rect>
        <draw:rect draw:style-name="gr3" draw:text-style-name="P2" draw:layer="layout" svg:width="1cm" svg:height="1cm" svg:x="10.5cm" svg:y="4cm">
          <text:p text:style-name="P1"><text:span text:style-name="T1">Rand</text:span></text:p>
        </draw:rect>
        <draw:rect draw:style-name="gr3" draw:text-style-name="P2" draw:layer="layout" svg:width="1cm" svg:height="1cm" svg:x="9.5cm" svg:y="5cm">
          <text:p text:style-name="P1"><text:span text:style-name="T1">Rand</text:span></text:p>
        </draw:rect>
        <draw:rect draw:style-name="gr1" draw:text-style-name="P2" draw:layer="layout" svg:width="1cm" svg:height="1cm" svg:x="10.5cm" svg:y="5cm">
          <text:p text:style-name="P1"><text:span text:style-name="T1">Ecke</text:span></text:p>
        </draw:rect>
        <draw:line draw:style-name="gr4" draw:text-style-name="P1" draw:layer="layout" svg:x1="8.5cm" svg:y1="0.1cm" svg:x2="8.5cm" svg:y2="6cm">
          <text:p/>
        </draw:line>
        <draw:rect draw:style-name="gr1" draw:text-style-name="P2" draw:layer="layout" svg:width="1cm" svg:height="1cm" svg:x="5.5cm" svg:y="0cm">
          <text:p text:style-name="P1"><text:span text:style-name="T1">Ecke</text:span></text:p>
        </draw:rect>
        <draw:rect draw:style-name="gr2" draw:text-style-name="P3" draw:layer="layout" svg:width="1cm" svg:height="1cm" svg:x="6.5cm" svg:y="1cm">
          <text:p text:style-name="P1"><text:span text:style-name="T2">Mitte</text:span></text:p>
        </draw:rect>
        <draw:rect draw:style-name="gr3" draw:text-style-name="P2" draw:layer="layout" svg:width="1cm" svg:height="1cm" svg:x="5.5cm" svg:y="1cm">
          <text:p text:style-name="P1"><text:span text:style-name="T1">Rand</text:span></text:p>
        </draw:rect>
        <draw:rect draw:style-name="gr3" draw:text-style-name="P2" draw:layer="layout" svg:width="1cm" svg:height="1cm" svg:x="6.5cm" svg:y="0cm">
          <text:p text:style-name="P1"><text:span text:style-name="T1">Rand</text:span></text:p>
        </draw:rect>
        <draw:rect draw:style-name="gr1" draw:text-style-name="P2" draw:layer="layout" svg:width="1cm" svg:height="1cm" svg:x="5.5cm" svg:y="0cm">
          <text:p text:style-name="P1"><text:span text:style-name="T1">Ecke</text:span></text:p>
        </draw:rect>
        <draw:rect draw:style-name="gr2" draw:text-style-name="P3" draw:layer="layout" svg:width="1cm" svg:height="1cm" svg:x="9.5cm" svg:y="1cm">
          <text:p text:style-name="P1"><text:span text:style-name="T2">Mitte</text:span></text:p>
        </draw:rect>
        <draw:rect draw:style-name="gr3" draw:text-style-name="P2" draw:layer="layout" svg:width="1cm" svg:height="1cm" svg:x="9.5cm" svg:y="0cm">
          <text:p text:style-name="P1"><text:span text:style-name="T1">Rand</text:span></text:p>
        </draw:rect>
        <draw:rect draw:style-name="gr3" draw:text-style-name="P2" draw:layer="layout" svg:width="1cm" svg:height="1cm" svg:x="10.5cm" svg:y="1cm">
          <text:p text:style-name="P1"><text:span text:style-name="T1">Rand</text:span></text:p>
        </draw:rect>
        <draw:rect draw:style-name="gr1" draw:text-style-name="P2" draw:layer="layout" svg:width="1cm" svg:height="1cm" svg:x="10.5cm" svg:y="0cm">
          <text:p text:style-name="P1"><text:span text:style-name="T1">Ecke</text:span></text:p>
        </draw:rect>
        <draw:line draw:style-name="gr4" draw:text-style-name="P1" draw:layer="layout" svg:x1="5.5cm" svg:y1="3cm" svg:x2="11.4cm" svg:y2="3cm">
          <text:p/>
        </draw:line>
        <draw:rect draw:style-name="gr5" draw:text-style-name="P4" draw:layer="layout" svg:width="0.4cm" svg:height="0.4cm" svg:x="11.1cm" svg:y="3.1cm">
          <text:p text:style-name="P1"><text:span text:style-name="T3">x</text:span></text:p>
        </draw:rect>
        <draw:rect draw:style-name="gr6" draw:text-style-name="P4" draw:layer="layout" svg:width="0.4cm" svg:height="0.4cm" svg:x="8.6cm" svg:y="5.6cm">
          <text:p text:style-name="P1"><text:span text:style-name="T3">y</text:span></text:p>
        </draw:rect>
        <draw:rect draw:style-name="gr7" draw:text-style-name="P5" draw:layer="layout" svg:width="0.4cm" svg:height="0.5cm" svg:x="9cm" svg:y="0.7cm" draw:corner-radius="0.1cm">
          <text:p text:style-name="P1"><text:span text:style-name="T4">c</text:span></text:p>
        </draw:rect>
        <draw:rect draw:style-name="gr7" draw:text-style-name="P5" draw:layer="layout" svg:width="0.4cm" svg:height="0.5cm" svg:x="9cm" svg:y="4.7cm" draw:corner-radius="0.1cm">
          <text:p text:style-name="P1"><text:span text:style-name="T4">e</text:span></text:p>
        </draw:rect>
        <draw:rect draw:style-name="gr7" draw:text-style-name="P5" draw:layer="layout" svg:width="0.4cm" svg:height="0.5cm" svg:x="5cm" svg:y="4.7cm" draw:corner-radius="0.1cm">
          <text:p text:style-name="P1"><text:span text:style-name="T4">d</text:span></text:p>
        </draw:rect>
        <draw:rect draw:style-name="gr7" draw:text-style-name="P5" draw:layer="layout" svg:width="0.4cm" svg:height="0.5cm" svg:x="5cm" svg:y="0.7cm" draw:corner-radius="0.1cm">
          <text:p text:style-name="P1"><text:span text:style-name="T4">b</text:span></text:p>
        </draw:rect>
        <draw:rect draw:style-name="gr7" draw:text-style-name="P5" draw:layer="layout" svg:width="0.4cm" svg:height="0.5cm" svg:x="0cm" svg:y="2.7cm" draw:corner-radius="0.1cm">
          <text:p text:style-name="P1"><text:span text:style-name="T4">a</text:span></text:p>
        </draw:rect>
        <draw:line draw:style-name="gr8" draw:text-style-name="P1" draw:layer="layout" svg:x1="11.2cm" svg:y1="3cm" svg:x2="11.5cm" svg:y2="3cm">
          <text:p/>
        </draw:line>
        <draw:line draw:style-name="gr8" draw:text-style-name="P1" draw:layer="layout" svg:x1="8.5cm" svg:y1="0.3cm" svg:x2="8.5cm" svg:y2="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_32__20_Dots_20_1_20_Dash" draw:display-name="2 Dots 1 Dash" draw:style="rect" draw:dots1="1" draw:dots1-length="197%" draw:distance="127%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5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6T21:55:32.98</meta:creation-date>
    <dc:date>2017-01-27T12:51:43.61</dc:date>
    <meta:editing-duration>PT1H23M21S</meta:editing-duration>
    <meta:editing-cycles>7</meta:editing-cycles>
    <meta:generator>OpenOffice/4.1.3$Win32 OpenOffice.org_project/413m1$Build-9783</meta:generator>
    <dc:creator>Jason Statham</dc:creator>
    <meta:document-statistic meta:object-count="45"/>
  </office:meta>
</office:document-meta>
</file>